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5f1" officeooo:paragraph-rsid="001665f1"/>
    </style:style>
    <style:style style:name="P2" style:family="paragraph" style:parent-style-name="Standard">
      <style:text-properties officeooo:rsid="0017e968" officeooo:paragraph-rsid="0017e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eyad</text:p>
      <text:p text:style-name="P1">this is a pdf file</text:p>
      <text:p text:style-name="P1">lol</text:p>
      <text:p text:style-name="P1"/>
      <text:p text:style-name="P1"/>
      <text:p text:style-name="P1"/>
      <text:h text:style-name="Heading_20_1" text:outline-level="1">References</text:h>
      <text:p text:style-name="P2">1 – Eyad Magdy Gaber</text:p>
      <text:p text:style-name="P2">2 – Omar ahmed om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8:34:35.417324190</meta:creation-date>
    <dc:date>2024-04-17T08:51:35.412048504</dc:date>
    <meta:editing-duration>PT1M</meta:editing-duration>
    <meta:editing-cycles>1</meta:editing-cycles>
    <meta:document-statistic meta:table-count="0" meta:image-count="0" meta:object-count="0" meta:page-count="1" meta:paragraph-count="6" meta:word-count="19" meta:character-count="82" meta:non-whitespace-character-count="67"/>
    <meta:generator>LibreOffice/7.3.7.2$Linux_X86_64 LibreOffice_project/30$Build-2</meta:generator>
  </office:meta>
</office:document-meta>
</file>